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7a6ff" officeooo:paragraph-rsid="000982ca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7a6ff" officeooo:paragraph-rsid="000982ca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982ca" officeooo:paragraph-rsid="000982ca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982ca" officeooo:paragraph-rsid="000982c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a68e5" officeooo:paragraph-rsid="000a68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d3423" officeooo:paragraph-rsid="000d342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ae232" officeooo:paragraph-rsid="000ae232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ae232" officeooo:paragraph-rsid="000ae232" fo:background-color="#ffff00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b9b39" officeooo:paragraph-rsid="000b9b39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0c12aa" officeooo:paragraph-rsid="000c12aa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0c12aa" officeooo:paragraph-rsid="000d3423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0d3423" officeooo:paragraph-rsid="000d3423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0ebee3" officeooo:paragraph-rsid="000ebee3"/>
    </style:style>
    <style:style style:name="P14" style:family="paragraph" style:parent-style-name="Standard">
      <style:paragraph-properties fo:text-align="start" style:justify-single-word="false" fo:break-before="page"/>
      <style:text-properties style:font-name="Arial" officeooo:rsid="000ae232" officeooo:paragraph-rsid="000ae232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weight="bold" officeooo:rsid="000ae232" officeooo:paragraph-rsid="000ae232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weight="bold" officeooo:rsid="000c12aa" officeooo:paragraph-rsid="000c12aa" style:font-weight-asian="bold" style:font-weight-complex="bold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end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12pt"/>
    </style:style>
    <style:style style:name="P22" style:family="paragraph">
      <style:paragraph-properties fo:text-align="end" style:writing-mode="lr-tb"/>
      <style:text-properties fo:font-size="12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T1" style:family="text">
      <style:text-properties fo:font-weight="bold" officeooo:rsid="000982ca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officeooo:rsid="000982ca" style:font-size-asian="10.5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82ca" style:font-weight-asian="normal" style:font-weight-complex="normal"/>
    </style:style>
    <style:style style:name="T6" style:family="text">
      <style:text-properties fo:font-weight="normal" officeooo:rsid="000b9b39" style:font-weight-asian="normal" style:font-weight-complex="normal"/>
    </style:style>
    <style:style style:name="T7" style:family="text">
      <style:text-properties fo:font-weight="normal" officeooo:rsid="000c12aa" style:font-weight-asian="normal" style:font-weight-complex="normal"/>
    </style:style>
    <style:style style:name="T8" style:family="text">
      <style:text-properties fo:font-weight="normal" officeooo:rsid="000d3423" style:font-weight-asian="normal" style:font-weight-complex="normal"/>
    </style:style>
    <style:style style:name="T9" style:family="text">
      <style:text-properties fo:font-weight="normal" officeooo:rsid="000ebee3" style:font-weight-asian="normal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5.784cm" fo:padding-top="0.009cm" fo:padding-bottom="0.009cm" fo:padding-left="0.009cm" fo:padding-right="0.00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56cm" fo:min-width="3.662cm" fo:padding-top="0.009cm" fo:padding-bottom="0.009cm" fo:padding-left="0.009cm" fo:padding-right="0.009cm" style:run-through="foreground"/>
      <style:paragraph-properties style:writing-mode="lr-tb"/>
    </style:style>
    <style:style style:name="gr4" style:family="graphic">
      <style:graphic-properties svg:stroke-width="0.025cm" svg:stroke-color="#000000" draw:marker-start-width="0.418cm" draw:marker-end-width="0.418cm" draw:textarea-horizontal-align="center" draw:textarea-vertical-align="middle" fo:padding-top="0.012cm" fo:padding-bottom="0.012cm" fo:padding-left="0.012cm" fo:padding-right="0.012cm" style:run-through="foreground"/>
    </style:style>
    <style:style style:name="gr5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1.866cm" fo:min-width="3.672cm" fo:padding-top="0.009cm" fo:padding-bottom="0.009cm" fo:padding-left="0.009cm" fo:padding-right="0.009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2020 Fall CPSC 250-5 <text:s/>Final Test</text:span></text:p>
      <text:p text:style-name="P1"><text:span text:style-name="T3">December</text:span><text:span text:style-name="T1"> 14, 2020: <text:s/>Gross Pay</text:span></text:p>
      <text:p text:style-name="P2"><text:span text:style-name="T5"/></text:p>
      <text:p text:style-name="P2"><text:span text:style-name="T5"/></text:p>
      <text:p text:style-name="P4">Brief statement</text:p>
      <text:p text:style-name="P3"><text:span text:style-name="T4"/></text:p>
      <text:p text:style-name="P3"><text:span text:style-name="T4">Input hours worked and pay rate then output gross pay</text:span></text:p>
      <text:p text:style-name="P3"><text:span text:style-name="T4"/></text:p>
      <text:p text:style-name="P3"><text:span text:style-name="T4"/></text:p>
      <text:p text:style-name="P4">Explanation.</text:p>
      <text:p text:style-name="P3"><text:span text:style-name="T4"/></text:p>
      <text:p text:style-name="P3"><text:span text:style-name="T4">This program is structured like Huron’s formula. <text:s text:c="2"/>In that case you inputted 3 numbers, computed a number called area and outputted that number.</text:span></text:p>
      <text:p text:style-name="P3"><text:span text:style-name="T4"/></text:p>
      <text:p text:style-name="P3"><text:span text:style-name="T4">In this program you input the hours worked and pay rate. <text:s/>Both are 64-bit floats. <text:s/>The formula for gross pay is the following.</text:span></text:p>
      <text:p text:style-name="P3"><text:span text:style-name="T4"/></text:p>
      <text:p text:style-name="P3"><text:span text:style-name="T4">First: <text:s/>gross_pay equal <text:s/>hours_worked times pay_rate</text:span></text:p>
      <text:p text:style-name="P3"><text:span text:style-name="T4"/></text:p>
      <text:p text:style-name="P3"><text:span text:style-name="T4">If the hours_worked is greater than 40.0 then the following overtime is added to gross_pay:</text:span></text:p>
      <text:p text:style-name="P3"><text:span text:style-name="T4"/></text:p>
      <text:p text:style-name="P3"><text:span text:style-name="T4"><text:tab/>overtime = <text:s/>0.5 x (hours_worked – 40.0) x pay_rate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Calling diagram</text:p>
      <text:p text:style-name="P3"><text:span text:style-name="T4"/></text:p>
      <text:p text:style-name="P3"><draw:g text:anchor-type="paragraph" draw:z-index="0" draw:style-name="gr1"><draw:custom-shape draw:name="Forma2" draw:style-name="gr2" draw:text-style-name="P19" svg:width="5.802cm" svg:height="1.874cm" svg:x="2.739cm" svg:y="0.042cm"><text:p text:style-name="P17"/><text:p text:style-name="P17"/><text:p text:style-name="P17">grosspay.c</text:p><text:p text:style-name="P18"><text:span text:style-name="T11"/></text:p><text:p text:style-name="P18"><text:span text:style-name="T11">C or C++ language</text:span></text:p><text:p text:style-name="P18"><text:span text:style-name="T11"/></text:p><draw:enhanced-geometry svg:viewBox="0 0 21600 21600" draw:type="rectangle" draw:enhanced-path="M 0 0 L 21600 0 21600 21600 0 21600 0 0 Z N"/></draw:custom-shape><draw:custom-shape draw:name="Forma2" draw:style-name="gr2" draw:text-style-name="P19" svg:width="5.802cm" svg:height="1.874cm" svg:x="2.788cm" svg:y="3.346cm"><text:p text:style-name="P17"/><text:p text:style-name="P17">compute.asm</text:p><text:p text:style-name="P18"><text:span text:style-name="T11"/></text:p><text:p text:style-name="P18"><text:span text:style-name="T11">X86 language</text:span></text:p><text:p text:style-name="P18"><text:span text:style-name="T11"/></text:p><draw:enhanced-geometry svg:viewBox="0 0 21600 21600" draw:type="rectangle" draw:enhanced-path="M 0 0 L 21600 0 21600 21600 0 21600 0 0 Z N"/></draw:custom-shape><draw:custom-shape draw:name="Forma2" draw:style-name="gr3" draw:text-style-name="P19" svg:width="3.68cm" svg:height="1.874cm" svg:x="11.844cm" svg:y="1.854cm"><text:p text:style-name="P17"/><text:p text:style-name="P17">run.sh</text:p><text:p text:style-name="P18"><text:span text:style-name="T11"/></text:p><text:p text:style-name="P18"><text:span text:style-name="T11">Bash script</text:span></text:p><text:p text:style-name="P18"><text:span text:style-name="T11"/></text:p><draw:enhanced-geometry svg:viewBox="0 0 21600 21600" draw:type="rectangle" draw:enhanced-path="M 0 0 L 21600 0 21600 21600 0 21600 0 0 Z N"/></draw:custom-shape><draw:line draw:name="Forma3" draw:style-name="gr4" draw:text-style-name="P20" svg:x1="5.662cm" svg:y1="1.912cm" svg:x2="5.678cm" svg:y2="3.343cm"><text:p/></draw:line><draw:custom-shape draw:name="Forma2" draw:style-name="gr5" draw:text-style-name="P23" svg:width="3.691cm" svg:height="1.885cm" svg:x="0.975cm" svg:y="7.052cm"><text:p text:style-name="P21"><text:span text:style-name="T12"/></text:p><text:p text:style-name="P21"><text:span text:style-name="T12">isfloat.cpp</text:span></text:p><text:p text:style-name="P22"><text:span text:style-name="T11"/></text:p><text:p text:style-name="P22"><text:span text:style-name="T11">C++ <text:s/></text:span></text:p><draw:enhanced-geometry svg:viewBox="0 0 21600 21600" draw:type="rectangle" draw:enhanced-path="M 0 0 L 21600 0 21600 21600 0 21600 0 0 Z N"/></draw:custom-shape><draw:line draw:name="Forma3" draw:style-name="gr4" draw:text-style-name="P20" svg:x1="5.85cm" svg:y1="5.219cm" svg:x2="5.85cm" svg:y2="6.487cm"><text:p/></draw:line><draw:custom-shape draw:name="Forma2" draw:style-name="gr3" draw:text-style-name="P19" svg:width="3.68cm" svg:height="1.874cm" svg:x="6.605cm" svg:y="7.055cm"><text:p text:style-name="P17"/><text:p text:style-name="P17">atof</text:p><text:p text:style-name="P18"><text:span text:style-name="T11"/></text:p><text:p text:style-name="P18"><text:span text:style-name="T11">Language unknown <text:s/></text:span></text:p><draw:enhanced-geometry svg:viewBox="0 0 21600 21600" draw:type="rectangle" draw:enhanced-path="M 0 0 L 21600 0 21600 21600 0 21600 0 0 Z N"/></draw:custom-shape><draw:line draw:name="Forma3" draw:style-name="gr4" draw:text-style-name="P20" svg:x1="2.94cm" svg:y1="6.484cm" svg:x2="2.94cm" svg:y2="7.052cm"><text:p/></draw:line><draw:line draw:name="Forma3" draw:style-name="gr4" draw:text-style-name="P20" svg:x1="8.528cm" svg:y1="6.485cm" svg:x2="8.528cm" svg:y2="7.053cm"><text:p/></draw:line><draw:line draw:name="Forma3" draw:style-name="gr4" draw:text-style-name="P20" svg:x1="2.94cm" svg:y1="6.485cm" svg:x2="8.528cm" svg:y2="6.485cm"><text:p/></draw:line></draw:g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15">Sample dialogue</text:p>
      <text:p text:style-name="P7"><text:span text:style-name="T4"/></text:p>
      <text:p text:style-name="P7"><text:span text:style-name="T4"/></text:p>
      <text:p text:style-name="P7"><text:span text:style-name="T4">CPSC 240-5 Final</text:span></text:p>
      <text:p text:style-name="P7"><text:span text:style-name="T4"/></text:p>
      <text:p text:style-name="P8"><text:span text:style-name="T4">Please enter hours worked: <text:s/>44.0</text:span></text:p>
      <text:p text:style-name="P8"><text:span text:style-name="T4"/></text:p>
      <text:p text:style-name="P8"><text:span text:style-name="T4">Please enter pay rate: 10.50</text:span></text:p>
      <text:p text:style-name="P8"><text:span text:style-name="T4"/></text:p>
      <text:p text:style-name="P8"><text:span text:style-name="T4">The total pay is $ 483.00</text:span></text:p>
      <text:p text:style-name="P8"><text:span text:style-name="T4"/></text:p>
      <text:p text:style-name="P8"><text:span text:style-name="T4">The driver received 483.0000 and will keep it.</text:span></text:p>
      <text:p text:style-name="P7"><text:span text:style-name="T4"/></text:p>
      <text:p text:style-name="P7"><text:span text:style-name="T4">Bye.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//The text in yellow is produced by compute.asm. <text:s/>Everything else is from the driver.</text:span></text:p>
      <text:p text:style-name="P7"><text:span text:style-name="T4"/></text:p>
      <text:p text:style-name="P7"><text:span text:style-name="T4">Sample dialog with error</text:span></text:p>
      <text:p text:style-name="P7"><text:span text:style-name="T4"/></text:p>
      <text:p text:style-name="P7"><text:span text:style-name="T4">CPSC 240-5 Final</text:span></text:p>
      <text:p text:style-name="P7"><text:span text:style-name="T4"/></text:p>
      <text:p text:style-name="P8"><text:span text:style-name="T4">Please enter hours worked: <text:s/>4R.00</text:span></text:p>
      <text:p text:style-name="P8"><text:span text:style-name="T4"/></text:p>
      <text:p text:style-name="P8"><text:span text:style-name="T4">Error try again: <text:s/>25.75</text:span></text:p>
      <text:p text:style-name="P8"><text:span text:style-name="T4"/></text:p>
      <text:p text:style-name="P8"><text:span text:style-name="T4">Please enter pay rate: 10TF.23</text:span></text:p>
      <text:p text:style-name="P8"><text:span text:style-name="T4"/></text:p>
      <text:p text:style-name="P8"><text:span text:style-name="T4">Error try again: 6YY</text:span></text:p>
      <text:p text:style-name="P8"><text:span text:style-name="T4"/></text:p>
      <text:p text:style-name="P8"><text:span text:style-name="T4">Shut down. <text:s/>You may run this program again.</text:span></text:p>
      <text:p text:style-name="P8"><text:span text:style-name="T4"/></text:p>
      <text:p text:style-name="P8"><text:span text:style-name="T4">The driver received 0.0 and will keep it.</text:span></text:p>
      <text:p text:style-name="P7"><text:span text:style-name="T4"/></text:p>
      <text:p text:style-name="P7"><text:span text:style-name="T4">Bye.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//The user receives only one chance to fix an input error.</text:span></text:p>
      <text:p text:style-name="P7"><text:span text:style-name="T4"/></text:p>
      <text:p text:style-name="P7"><text:span text:style-name="T4">//After two consecutive failed input the program quits.</text:span></text:p>
      <text:p text:style-name="P7"><text:span text:style-name="T4"/></text:p>
      <text:p text:style-name="P7"><text:span text:style-name="T4">//Validation for positive inputs only is not required in this program.</text:span></text:p>
      <text:p text:style-name="P14"><text:span text:style-name="T4">Some data sets for testing your programmed</text:span></text:p>
      <text:p text:style-name="P7"><text:span text:style-name="T4"/></text:p>
      <text:p text:style-name="P7"><text:span text:style-name="T4"/></text:p>
      <text:p text:style-name="P7"><text:span text:style-name="T4">Pay rate = 5.00</text:span></text:p>
      <text:p text:style-name="P7"><text:span text:style-name="T4">Hours <text:tab/> <text:s text:c="5"/>3.5</text:span></text:p>
      <text:p text:style-name="P7"><text:span text:style-name="T4">Expected answer = 17.50</text:span></text:p>
      <text:p text:style-name="P7"><text:span text:style-name="T4"/></text:p>
      <text:p text:style-name="P7"><text:span text:style-name="T4"/></text:p>
      <text:p text:style-name="P7"><text:span text:style-name="T4">Pay rate: <text:s text:c="4"/>22.70</text:span></text:p>
      <text:p text:style-name="P7"><text:span text:style-name="T4">Hours <text:s text:c="8"/>11.2</text:span></text:p>
      <text:p text:style-name="P7"><text:span text:style-name="T4">Expected answer = </text:span><text:span text:style-name="T6">254.24</text:span></text:p>
      <text:p text:style-name="P7"><text:span text:style-name="T6"/></text:p>
      <text:p text:style-name="P7"><text:span text:style-name="T6"/></text:p>
      <text:p text:style-name="P9"><text:span text:style-name="T4">Pay rate: <text:s text:c="5"/>15.25</text:span></text:p>
      <text:p text:style-name="P9"><text:span text:style-name="T4">Hours <text:s text:c="10"/>52.00</text:span></text:p>
      <text:p text:style-name="P9"><text:span text:style-name="T4">Expected answer = 884.50</text:span></text:p>
      <text:p text:style-name="P9"><text:span text:style-name="T4"/></text:p>
      <text:p text:style-name="P9"><text:span text:style-name="T4"/></text:p>
      <text:p text:style-name="P9"><text:span text:style-name="T4">Pay rate: <text:s text:c="7"/>1.00</text:span></text:p>
      <text:p text:style-name="P9"><text:span text:style-name="T4">Hours <text:s text:c="9"/>100.0</text:span></text:p>
      <text:p text:style-name="P9"><text:span text:style-name="T4">Expected answer = 130.00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>Special software engineering for </text:span><text:span text:style-name="T7">this </text:span><text:span text:style-name="T4">test only</text:span></text:p>
      <text:p text:style-name="P9"><text:span text:style-name="T4"/></text:p>
      <text:p text:style-name="P9"><text:span text:style-name="T4">You may omit 15 backup pushes and 15 backup pops</text:span></text:p>
      <text:p text:style-name="P9"><text:span text:style-name="T4"/></text:p>
      <text:p text:style-name="P9"><text:span text:style-name="T4">The c</text:span><text:span text:style-name="T7">ompute</text:span><text:span text:style-name="T4"> module does everything important: </text:span></text:p>
      <text:p text:style-name="P9"><text:span text:style-name="T4"><text:tab/>==&gt; get the two inputs, </text:span></text:p>
      <text:p text:style-name="P9"><text:span text:style-name="T4"><text:tab/>==&gt; validate each input</text:span></text:p>
      <text:p text:style-name="P9"><text:span text:style-name="T4"><text:tab/>==&gt; compute the total pay, </text:span></text:p>
      <text:p text:style-name="P9"><text:span text:style-name="T4"><text:tab/>==&gt; output the total pay</text:span></text:p>
      <text:p text:style-name="P9"><text:span text:style-name="T4"><text:tab/>==&gt; return the total pay</text:span></text:p>
      <text:p text:style-name="P9"><text:span text:style-name="T4"/></text:p>
      <text:p text:style-name="P10"><text:span text:style-name="T4">Your name, your CWID, and “Dec 14, 2020” are the only required identifying comments.</text:span></text:p>
      <text:p text:style-name="P10"><text:span text:style-name="T4"/></text:p>
      <text:p text:style-name="P10"><text:span text:style-name="T4">If you borrowed files from another assignment like Huron’s program, then keep the license and the comments.</text:span></text:p>
      <text:p text:style-name="P9"><text:span text:style-name="T4"/></text:p>
      <text:p text:style-name="P16">Finished</text:p>
      <text:p text:style-name="P10"><text:span text:style-name="T4"/></text:p>
      <text:p text:style-name="P11"><text:span text:style-name="T4">You know what to do. <text:s/>Send all the files of the “Gross Pay” program</text:span></text:p>
      <text:p text:style-name="P11"><text:span text:style-name="T4"><text:tab/></text:span><text:span text:style-name="T8">Source files</text:span></text:p>
      <text:p text:style-name="P11"><text:span text:style-name="T8"><text:tab/>Bash file</text:span></text:p>
      <text:p text:style-name="P11"><text:span text:style-name="T8"><text:tab/>Picture ID</text:span></text:p>
      <text:p text:style-name="P11"><text:span text:style-name="T4"/></text:p>
      <text:p text:style-name="P11"><text:span text:style-name="T4"><text:s/>to me a</text:span><text:span text:style-name="T8">t</text:span><text:span text:style-name="T4"> </text:span><text:span text:style-name="T8">the </text:span><text:span text:style-name="T4">usual </text:span><text:span text:style-name="T8">place:</text:span></text:p>
      <text:p text:style-name="P10"><text:span text:style-name="T4"/></text:p>
      <text:p text:style-name="P10"><text:span text:style-name="T4"><text:tab/></text:span><text:span text:style-name="T10">holliday@fullerton.edu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6">What happens next?</text:p>
      <text:p text:style-name="P12"><text:span text:style-name="T4"/></text:p>
      <text:p text:style-name="P12"><text:span text:style-name="T4">I have a couple more tests to administer in the middle of this week. <text:s/>After that I go into electronic quarantine where I disconnect from the router. <text:s/></text:span><text:span text:style-name="T9">I cannot be reached electronically until grades are submitted on January 2, 2021. <text:s text:c="2"/>At that time I will re-connect and start to read the back log of email. <text:s/>For anyone interested I will gladly send you an update of your points and explain the final curve of the semester.</text:span></text:p>
      <text:p text:style-name="P12"><text:span text:style-name="T9"/></text:p>
      <text:p text:style-name="P13"><text:span text:style-name="T9">H</text:span><text:span text:style-name="T4">ave a wonderful winter vacation. <text:s/>Come back to CSUF in January all rested and ready to learn amazing things in other computer classes. <text:s/>The semester was fun. <text:s/>Fall 2020 is one for the memory book. <text:s/>You were all great students. <text:s text:c="2"/>I will miss all of you. <text:s/>Stay in touch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13T19:23:02.931339968</meta:creation-date>
    <dc:date>2020-12-13T20:36:34.177981974</dc:date>
    <meta:editing-duration>PT11M9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4" meta:paragraph-count="64" meta:word-count="495" meta:character-count="2900" meta:non-whitespace-character-count="2377"/>
  </office:meta>
</office:document-meta>
</file>